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master-page-name="Standard">
      <style:paragraph-properties style:page-number="auto"/>
    </style:style>
    <style:style style:name="T1" style:family="text">
      <style:text-properties fo:font-weight="bold" style:font-weight-asian="bold"/>
    </style:style>
    <style:style style:name="T2" style:family="text">
      <style:text-properties style:font-style-complex="italic"/>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style:font-name-asian="Arial"/>
    </style:style>
    <style:style style:name="T6" style:family="text">
      <style:text-properties style:font-name-asian="Arial" style:font-style-complex="italic"/>
    </style:style>
    <style:style style:name="T7" style:family="text">
      <style:text-properties fo:font-size="9pt" style:font-size-asian="9pt" style:font-size-complex="9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Review of Laura Maes, ‘Oorwonde – a tactile experience’</text:span></text:p>
      <text:p text:style-name="Standard"><text:span text:style-name="T1">By Henrik Frisk</text:span></text:p>
      <text:p text:style-name="Standard"/>
      <text:p text:style-name="Standard"><text:span text:style-name="T2">The work at the core of the submission, the installation </text:span><text:span text:style-name="T4">Oorwonde</text:span><text:span text:style-name="T2">, makes inquiries into many important artistic, scientific and social areas but many of the topics could have been more fully discussed in the text. Some quite general assertions</text:span><text:span text:style-name="T5">, though thought provoking and interesting, </text:span><text:span text:style-name="T2">are not fully developed. (E.g. ”</text:span><text:span text:style-name="T6">The creation and presentation of Oorwonde provided insight into the borders of sound art and its intersection with performance art.</text:span><text:span text:style-name="T2">” and ”</text:span><text:span text:style-name="T6">Oorwonde showed what parameters are substantial to distinguish art forms from one another and therefore contributed to the development of my analysis tool.</text:span><text:span text:style-name="T2">” - both in the Conclusion.) Concerning the analysis tool mentioned in the Conclusion, which was also brought up in the section Sounding Sound Art, I believe that the author’s argument would have been strengthened had the method been described in more detail. And I believe this discussion could be a valid contribution to the field of artistic research where there is a great need for novel and experimental research methods.</text:span></text:p>
      <text:p text:style-name="Standard"/>
      <text:p text:style-name="Standard">The submission does show practice as research but I believe that it would benefit from focusing its scope on one of the topics it brings up, rather than trying to encompass e.g. sound art in general<text:span text:style-name="T7">.</text:span> In its current form the exposition raises many important and potentially very interesting questions that are left un-discussed. One such example is the statement (in the Conclusion) that “In contrast to most sound works there is a certain development of the musical and tactile material which the visitor is able to influence.” What is the nature of this development and what is the artistic significance of this choice?</text:p>
      <text:p text:style-name="Standard"/>
      <text:p text:style-name="Standard">Although I like the exposition from a purely graphic point of view it is not clear to me how the exposition and layout is related to the subject matter. This being an online form I cannot see why links to the references are not inserted in the text (although this may be an editorial concern). The references themselves are good but important recent literature on sound art, which could have strengthened and contextualized the submission, is lacking. However, I can see that the author has consciously tried to only reference art works rather than texts <text:span text:style-name="T4">on</text:span> artworks which is a fair choice. The text would benefit from a language check (as would mine...) but is definitely readable.</text:p>
      <text:p text:style-name="Standard"/>
      <text:p text:style-name="Standard">In the introduction the author discusses the changing landscape for musical performance and music listening and the emerging intermediate art forms that arise as a result. If this topic (which is very relevant) would have been more thoroughly investigated through the installation <text:span text:style-name="T3">Oorwonde</text:span> I believe the submission would have a stronger impact. Another choice would be to leave these more ontological questions aside and in their place the author could describe the artistic implications of <text:span text:style-name="T3">Oorwonde</text:span>, also in relation to the work by other artists in the same field as well as other works by the author. In the latter case I would have preferred the disposition to be less traditional (despite the unusual and interesting layout of the text, it loosely follows the format of a traditional research paper) and the theory, practice, empiricism and related work could be more intertwined. At any rate, I believe the author’s related works and the cited works should be more explicitly used and discussed in relation to each other. Finally, as mentioned earlier,<text:span text:style-name="T7"> </text:span>a more thorough description of the author’s analytical tool could potentially be a valid contribution to an on-going discussion on methods in artistic research.</text:p>
      <text:p text:style-name="Standard"/>
      <text:p text:style-name="Standard">However, Laura Maes' paper ”Oorwonde - a tactile experience”, is a valid contribution to an emerging field of artistic practice and to the development of artistic research. It allows </text:p>
      <text:p text:style-name="P1">brings up several interesting threads and I am looking forward to learning more about the art works and the artistic and research methods behi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sv" fo:country="SE"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fo:font-size="12pt" style:font-size-asian="12pt" style:language-asian="fi" style:country-asian="FI" style:font-name-complex="F"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9839in" fo:margin-bottom="0.9839in" fo:margin-left="0.7874in" fo:margin-right="0.7874in" style:writing-mode="lr-tb" style:layout-grid-color="#c0c0c0" style:layout-grid-lines="24702"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Henk Borgdorff</meta:initial-creator>
    <dc:creator>Henrik Frisk</dc:creator>
    <meta:editing-cycles>1</meta:editing-cycles>
    <meta:creation-date>2011-10-30T14:30:00</meta:creation-date>
    <dc:date>2011-11-02T10:45:27</dc:date>
    <meta:editing-duration>PT00H00M01S</meta:editing-duration>
    <meta:generator>OpenOffice.org/3.2$Linux OpenOffice.org_project/320m12$Build-9483</meta:generator>
    <meta:document-statistic meta:table-count="0" meta:image-count="0" meta:object-count="0" meta:page-count="1" meta:paragraph-count="8" meta:word-count="649" meta:character-count="3956"/>
    <meta:template xlink:type="simple" xlink:actuate="onRequest" xlink:title="Normal" xlink:href=""/>
  </office:meta>
</office:document-meta>
</file>